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.0783in" fo:margin-right="0.0783in" fo:margin-top="0.0783in" fo:margin-bottom="0.1575in" style:line-height-at-least="0.1654in" fo:widows="1" fo:text-indent="0in" style:auto-text-indent="false"/>
      <style:text-properties fo:font-variant="normal" fo:text-transform="none" fo:color="#333333" style:font-name="Helvetica Neue" fo:font-size="7.94999980926514pt" fo:letter-spacing="normal" fo:font-style="normal" fo:font-weight="normal"/>
    </style:style>
    <style:style style:name="P2" style:family="paragraph" style:parent-style-name="Text_20_body">
      <style:paragraph-properties fo:margin-left="0.0783in" fo:margin-right="0.0783in" fo:margin-top="0.0783in" fo:margin-bottom="0.1575in" style:line-height-at-least="0.1654in" fo:widows="1" fo:text-indent="0in" style:auto-text-indent="false"/>
    </style:style>
    <style:style style:name="P3" style:family="paragraph" style:parent-style-name="Text_20_body">
      <style:paragraph-properties fo:margin-left="0.0783in" fo:margin-right="0.0783in" fo:margin-top="0in" fo:margin-bottom="0.0783in" style:line-height-at-least="0.1654in" fo:widows="1" fo:text-indent="0in" style:auto-text-indent="false" style:writing-mode="lr-tb"/>
    </style:style>
    <style:style style:name="P4" style:family="paragraph" style:parent-style-name="Text_20_body">
      <style:paragraph-properties fo:margin-left="0.0783in" fo:margin-right="0.0783in" fo:margin-top="0in" fo:margin-bottom="0.0783in" style:line-height-at-least="0.1654in" fo:widows="1" fo:text-indent="0in" style:auto-text-indent="false" style:writing-mode="lr-tb"/>
      <style:text-properties fo:font-variant="normal" fo:text-transform="none" fo:color="#5f5f5f" style:font-name="Helvetica Neue" fo:font-size="7.94999980926514pt" fo:letter-spacing="normal" fo:font-style="normal" fo:font-weight="normal"/>
    </style:style>
    <style:style style:name="P5" style:family="paragraph" style:parent-style-name="Text_20_body" style:list-style-name="L1">
      <style:paragraph-properties fo:margin-left="0.0783in" fo:margin-right="0.0783in" fo:margin-top="0in" fo:margin-bottom="0.0783in" style:line-height-at-least="0.1654in" fo:widows="1" fo:text-indent="0in" style:auto-text-indent="false"/>
      <style:text-properties fo:font-variant="normal" fo:text-transform="none" fo:color="#333333" style:font-name="Helvetica Neue" fo:font-size="7.94999980926514pt" fo:letter-spacing="normal" fo:font-style="normal" fo:font-weight="normal"/>
    </style:style>
    <style:style style:name="P6" style:family="paragraph" style:parent-style-name="Text_20_body" style:list-style-name="L2">
      <style:paragraph-properties fo:margin-left="0.0783in" fo:margin-right="0.0783in" fo:margin-top="0in" fo:margin-bottom="0.0783in" style:line-height-at-least="0.1654in" fo:widows="1" fo:text-indent="0in" style:auto-text-indent="false"/>
      <style:text-properties fo:font-variant="normal" fo:text-transform="none" fo:color="#333333" style:font-name="Helvetica Neue" fo:font-size="7.94999980926514pt" fo:letter-spacing="normal" fo:font-style="normal" fo:font-weight="normal"/>
    </style:style>
    <style:style style:name="P7" style:family="paragraph" style:parent-style-name="Text_20_body" style:list-style-name="L3">
      <style:paragraph-properties fo:margin-left="0.0783in" fo:margin-right="0.0783in" fo:margin-top="0in" fo:margin-bottom="0.0783in" style:line-height-at-least="0.1654in" fo:widows="1" fo:text-indent="0in" style:auto-text-indent="false"/>
      <style:text-properties fo:font-variant="normal" fo:text-transform="none" fo:color="#333333" style:font-name="Helvetica Neue" fo:font-size="7.94999980926514pt" fo:letter-spacing="normal" fo:font-style="normal" fo:font-weight="normal"/>
    </style:style>
    <style:style style:name="P8" style:family="paragraph" style:parent-style-name="Text_20_body" style:list-style-name="L4">
      <style:paragraph-properties fo:margin-left="0.0783in" fo:margin-right="0.0783in" fo:margin-top="0in" fo:margin-bottom="0.0783in" style:line-height-at-least="0.1654in" fo:widows="1" fo:text-indent="0in" style:auto-text-indent="false"/>
      <style:text-properties fo:font-variant="normal" fo:text-transform="none" fo:color="#333333" style:font-name="Helvetica Neue" fo:font-size="7.94999980926514pt" fo:letter-spacing="normal" fo:font-style="normal" fo:font-weight="normal"/>
    </style:style>
    <style:style style:name="P9" style:family="paragraph" style:parent-style-name="Text_20_body">
      <style:paragraph-properties fo:margin-left="0.0783in" fo:margin-right="0.0783in" fo:margin-top="0in" fo:margin-bottom="0.0783in" style:line-height-at-least="0.1654in" fo:widows="1" fo:text-indent="0in" style:auto-text-indent="false"/>
    </style:style>
    <style:style style:name="T1" style:family="text">
      <style:text-properties fo:font-variant="normal" fo:text-transform="none" fo:color="#5f5f5f" style:font-name="Helvetica Neue" fo:font-size="7.94999980926514pt" fo:letter-spacing="normal" fo:font-style="normal" fo:font-weight="bold"/>
    </style:style>
    <style:style style:name="T2" style:family="text">
      <style:text-properties fo:font-variant="normal" fo:text-transform="none" fo:color="#5f5f5f" style:font-name="Helvetica Neue" fo:font-size="7.94999980926514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7.94999980926514pt" fo:letter-spacing="normal" fo:font-style="normal" fo:font-weight="bold"/>
    </style:style>
    <style:style style:name="T4" style:family="text">
      <style:text-properties fo:font-variant="normal" fo:text-transform="none" fo:color="#0367b0" style:text-line-through-style="none" style:font-name="Helvetica Neue" fo:font-size="7.94999980926514pt" fo:letter-spacing="normal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Day <text:s/>#1:</text:span></text:span></text:p>
      <text:p text:style-name="P3"><text:span text:style-name="Strong_20_Emphasis"><text:span text:style-name="T1">Objective: </text:span></text:span><text:span text:style-name="T2">In this lesson, I discuss the Android Platform and the Android Development Environment and walk through the logistics of how to get started as an Android application developer.</text:span></text:p>
      <text:p text:style-name="P4">By the end of this lesson, you should be able to:</text:p>
      <text:list xml:id="list8132912521868063020" text:style-name="L1">
        <text:list-item>
          <text:p text:style-name="P5">understand the components comprising the Android Platform</text:p>
        </text:list-item>
        <text:list-item>
          <text:p text:style-name="P5">use various tools found in the Android Development Environment</text:p>
        </text:list-item>
      </text:list>
      <text:p text:style-name="P3"><text:span text:style-name="Strong_20_Emphasis"><text:span text:style-name="T1">Day <text:s/>#2:</text:span></text:span></text:p>
      <text:p text:style-name="P3"><text:span text:style-name="Strong_20_Emphasis"><text:span text:style-name="T1">Objective: </text:span></text:span><text:span text:style-name="T2">In this lesson, I explain the basic components from which all Android applications are created. I also present the Activity class - one of the main class responsible for displaying an application's user interface.</text:span></text:p>
      <text:p text:style-name="P4">By the end of this lesson, you should be able to:</text:p>
      <text:list xml:id="list6539547963085695629" text:style-name="L2">
        <text:list-item>
          <text:p text:style-name="P6">recognize the four fundamental components of Android applications</text:p>
        </text:list-item>
        <text:list-item>
          <text:p text:style-name="P6">work with the lifecycle of the Activity class</text:p>
        </text:list-item>
        <text:list-item>
          <text:p text:style-name="P6">create a simple Android application</text:p>
        </text:list-item>
      </text:list>
      <text:p text:style-name="P2"><text:span text:style-name="Strong_20_Emphasis"><text:span text:style-name="T3">Day <text:s/>#3:</text:span></text:span></text:p>
      <text:p text:style-name="P3"><text:span text:style-name="Strong_20_Emphasis"><text:span text:style-name="T1">Objective: </text:span></text:span><text:span text:style-name="T2">In this lesson, I explain the Intent class and Permissions. I also present the Fragment class - another key class responsible for displaying an application's user interface.</text:span></text:p>
      <text:p text:style-name="P4">By the end of this lesson, you should be able to:</text:p>
      <text:list xml:id="list8827860775552463438" text:style-name="L3">
        <text:list-item>
          <text:p text:style-name="P7">create applications comprising more than one Activity</text:p>
        </text:list-item>
        <text:list-item>
          <text:p text:style-name="P7">understand how to define and enforce permissions</text:p>
        </text:list-item>
        <text:list-item>
          <text:p text:style-name="P7">design applications that run on multiple, differently-sized devices</text:p>
        </text:list-item>
      </text:list>
      <text:p text:style-name="P2"><text:span text:style-name="Strong_20_Emphasis"><text:span text:style-name="T3">Day <text:s/>#4:</text:span></text:span></text:p>
      <text:p text:style-name="P3"><text:span text:style-name="Strong_20_Emphasis"><text:span text:style-name="T1">Objective:</text:span></text:span><text:span text:style-name="T2"> In this lesson, I summarize and demonstrate the many class Android provides for creating user interfaces.</text:span></text:p>
      <text:p text:style-name="P4">By the end of this lesson, you should be able to:</text:p>
      <text:list xml:id="list2131377189634735687" text:style-name="L4">
        <text:list-item>
          <text:p text:style-name="P8">define and deploy applications with sophisticated and elegant user interfaces.</text:p>
        </text:list-item>
      </text:list>
      <text:p text:style-name="P9"><text:span text:style-name="Strong_20_Emphasis"><text:span text:style-name="T1">Mini-project - Modern Art User Interfaces: </text:span></text:span><text:span text:style-name="T2">Students will build a complete app from scratch. Collaborators from the </text:span><text:a xlink:type="simple" xlink:href="http://moma.org/" text:style-name="Internet_20_link" text:visited-style-name="Visited_20_Internet_20_Link"><text:span text:style-name="T4">Museum of Modern Art </text:span></text:a><text:span text:style-name="T2">will help student draw some inspiration from the work of several Modern Art masters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f Cengic</meta:initial-creator>
    <meta:creation-date>2015-03-29T20:52:03</meta:creation-date>
    <meta:document-statistic meta:table-count="0" meta:image-count="0" meta:object-count="0" meta:page-count="1" meta:paragraph-count="22" meta:word-count="274" meta:character-count="1678"/>
    <dc:date>2015-03-29T20:56:06</dc:date>
    <dc:creator>Arif Cengic</dc:creator>
    <meta:editing-duration>PT4M3S</meta:editing-duration>
    <meta:editing-cycles>1</meta:editing-cycles>
    <meta:generator>OpenOffice/4.1.0$Unix OpenOffice.org_project/410m18$Build-9764</meta:generator>
  </office:meta>
</office:document-meta>
</file>